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IRE VILLAFUERTE, DAVID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971185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IRE VILLAFUERTE, DAVI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7583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7 - Trans. Aer. Caja Pollo Criollo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32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1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6:55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